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2pt" fo:letter-spacing="normal" fo:font-style="normal" fo:font-weight="bold" loext:padding="0cm" loext:border="none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0.8000001907349pt" fo:letter-spacing="normal" fo:font-style="normal" fo:font-weight="bold" loext:padding="0cm" loext:border="none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color="#000000" loext:opacity="100%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style:line-height-at-least="0.466cm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style:line-height-at-least="0.466cm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d7d7d7" loext:opacity="100%" style:font-name="inherit" fo:font-size="8.39999961853027pt" fo:letter-spacing="normal" fo:font-style="normal" fo:font-weight="normal" fo:background-color="#1d1e23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318cm" fo:orphans="2" fo:widows="2" fo:text-indent="0cm" style:auto-text-indent="false"/>
      <style:text-properties fo:font-variant="normal" fo:text-transform="none" fo:color="#727272" loext:opacity="100%" style:font-name="inherit" fo:font-size="6.59999990463257pt" fo:letter-spacing="normal" fo:font-style="normal" fo:font-weight="normal" fo:background-color="#1d1e23" loext:padding="0cm" loext:border="none"/>
    </style:style>
    <style:style style:name="P8" style:family="paragraph" style:parent-style-name="Text_20_body">
      <style:text-properties fo:color="#d7d7d7" loext:opacity="100%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P11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P12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466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text-properties fo:color="#000000" loext:opacity="100%"/>
    </style:style>
    <style:style style:name="T1" style:family="text">
      <style:text-properties fo:font-style="italic"/>
    </style:style>
    <style:style style:name="T2" style:family="text">
      <style:text-properties style:font-name="inherit"/>
    </style:style>
    <style:style style:name="T3" style:family="text">
      <style:text-properties style:font-name="inherit" fo:font-style="italic"/>
    </style:style>
    <style:style style:name="T4" style:family="text">
      <style:text-properties style:font-name="KaTeX Main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8" style:family="text">
      <style:text-properties fo:font-variant="normal" fo:text-transform="none" fo:color="#d7d7d7" loext:opacity="100%" style:font-name="inherit" fo:font-size="14.3999996185303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10" style:family="text">
      <style:text-properties fo:font-variant="normal" fo:text-transform="none" style:font-name="inherit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2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13" style:family="text">
      <style:text-properties fo:font-variant="normal" fo:text-transform="none" style:font-name="inherit" fo:font-size="14.3999996185303pt" fo:letter-spacing="normal" fo:font-style="normal" fo:font-weight="bold" loext:padding="0cm" loext:border="none"/>
    </style:style>
    <style:style style:name="T14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7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18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ork Smarter, Not Harder</text:h>
      <text:p text:style-name="P17"><text:line-break/><text:span text:style-name="T13">Problem</text:span></text:p>
      <text:section text:style-name="Sect1" text:name="problem-statement">
        <text:p text:style-name="P9">The tortoise and the hare decide to run a race, yet again.<text:line-break/>This time around however, the hare has gotten a bit smarter!</text:p>
        <text:p text:style-name="P15"><text:span text:style-name="T15">The racetrack is a straight line, </text:span><draw:frame draw:style-name="fr1" draw:name="Quadro1" text:anchor-type="char" svg:width="0.041cm" draw:z-index="0"><draw:text-box fo:min-height="0.041cm"><text:p text:style-name="P8">�</text:p></draw:text-box></draw:frame><text:span text:style-name="T17">L</text:span><text:span text:style-name="T15"> meters long.<text:line-break/>The tortoise moves at </text:span><draw:frame draw:style-name="fr1" draw:name="Quadro2" text:anchor-type="char" svg:width="0.041cm" draw:z-index="1"><draw:text-box fo:min-height="0.041cm"><text:p text:style-name="P8">�1</text:p></draw:text-box></draw:frame><text:span text:style-name="T17">V</text:span><text:span text:style-name="T15">1</text:span><text:span text:style-name="T18">​</text:span><text:span text:style-name="T15"> meters per second, while the hare moves at </text:span><draw:frame draw:style-name="fr1" draw:name="Quadro3" text:anchor-type="char" svg:width="0.041cm" draw:z-index="2"><draw:text-box fo:min-height="0.041cm"><text:p text:style-name="P8">�2</text:p></draw:text-box></draw:frame><text:span text:style-name="T17">V</text:span><text:span text:style-name="T15">2</text:span><text:span text:style-name="T18">​</text:span><text:span text:style-name="T15"> meters per second. It is known that </text:span><draw:frame draw:style-name="fr1" draw:name="Quadro4" text:anchor-type="char" svg:width="0.041cm" draw:z-index="3"><draw:text-box fo:min-height="0.041cm"><text:p text:style-name="P8">�1&lt;�2</text:p></draw:text-box></draw:frame><text:span text:style-name="T17">V</text:span><text:span text:style-name="T15">1</text:span><text:span text:style-name="T18">​&lt;</text:span><text:span text:style-name="T17">V</text:span><text:span text:style-name="T15">2</text:span><text:span text:style-name="T18">​</text:span><text:span text:style-name="T15">, that is, the hare is </text:span><text:span text:style-name="Emphasis"><text:span text:style-name="T17">strictly</text:span></text:span><text:span text:style-name="T15"> faster.</text:span></text:p>
        <text:p text:style-name="P14"><text:span text:style-name="T15">The hare still wants to be a bit lazy, so it decides to give the tortoise a headstart — the hare will wait for an </text:span><text:span text:style-name="Strong_20_Emphasis"><text:span text:style-name="T16">integer</text:span></text:span><text:span text:style-name="T15"> number of seconds before starting to run.<text:line-break/>Unfortunately, the animals' measuring devices aren't up to par — they can only measure in integer seconds, and will round up — so for example:</text:span></text:p>
        <text:list xml:id="list1138850361" text:style-name="L1">
          <text:list-item>
            <text:p text:style-name="P10">If the hare takes <draw:frame draw:style-name="fr1" draw:name="Quadro5" text:anchor-type="char" svg:width="0.041cm" draw:z-index="4"><draw:text-box fo:min-height="0.041cm"><text:p text:style-name="P8">1.57</text:p></draw:text-box></draw:frame><text:span text:style-name="T4">1.57</text:span> seconds to finish, the reported time will be <draw:frame draw:style-name="fr1" draw:name="Quadro6" text:anchor-type="char" svg:width="0.041cm" draw:z-index="5"><draw:text-box fo:min-height="0.041cm"><text:p text:style-name="P8">2</text:p></draw:text-box></draw:frame><text:span text:style-name="T4">2</text:span> seconds.</text:p>
          </text:list-item>
          <text:list-item>
            <text:p text:style-name="P10">If the hare takes <draw:frame draw:style-name="fr1" draw:name="Quadro7" text:anchor-type="char" svg:width="0.041cm" draw:z-index="6"><draw:text-box fo:min-height="0.041cm"><text:p text:style-name="P8">3</text:p></draw:text-box></draw:frame><text:span text:style-name="T4">3</text:span> seconds to finish, the reported time will be <draw:frame draw:style-name="fr1" draw:name="Quadro8" text:anchor-type="char" svg:width="0.041cm" draw:z-index="7"><draw:text-box fo:min-height="0.041cm"><text:p text:style-name="P8">3</text:p></draw:text-box></draw:frame><text:span text:style-name="T4">3</text:span> seconds.</text:p>
          </text:list-item>
          <text:list-item>
            <text:p text:style-name="P10">If the hare takes <draw:frame draw:style-name="fr1" draw:name="Quadro9" text:anchor-type="char" svg:width="0.041cm" draw:z-index="8"><draw:text-box fo:min-height="0.041cm"><text:p text:style-name="P8">3.01</text:p></draw:text-box></draw:frame><text:span text:style-name="T4">3.01</text:span> seconds to finish, the reported time will be <draw:frame draw:style-name="fr1" draw:name="Quadro10" text:anchor-type="char" svg:width="0.041cm" draw:z-index="9"><draw:text-box fo:min-height="0.041cm"><text:p text:style-name="P8">4</text:p></draw:text-box></draw:frame><text:span text:style-name="T4">4</text:span> seconds.</text:p>
          </text:list-item>
        </text:list>
        <text:p text:style-name="P15"><text:span text:style-name="T15">What's the </text:span><text:span text:style-name="Strong_20_Emphasis"><text:span text:style-name="T16">longest</text:span></text:span><text:span text:style-name="T15"> time the hare can wait, while still being able to win the race?<text:line-break/>Note that to win the race, the hare's reported time must be </text:span><text:span text:style-name="Emphasis"><text:span text:style-name="T17">strictly</text:span></text:span><text:span text:style-name="T15"> less than the tortoise's.<text:line-break/>If the hare cannot win no matter what, print </text:span><draw:frame draw:style-name="fr1" draw:name="Quadro11" text:anchor-type="char" svg:width="0.041cm" draw:z-index="10"><draw:text-box fo:min-height="0.041cm"><text:p text:style-name="P8">−1</text:p></draw:text-box></draw:frame><text:span text:style-name="T15">−</text:span><text:span text:style-name="T18">1</text:span><text:span text:style-name="T15">.</text:span></text:p>
        <text:h text:style-name="P2" text:outline-level="3">Input Format</text:h>
        <text:list xml:id="list886972424" text:style-name="L2">
          <text:list-item>
            <text:p text:style-name="P11">The first line of input will contain a single integer <draw:frame draw:style-name="fr1" draw:name="Quadro12" text:anchor-type="char" svg:width="0.041cm" draw:z-index="11"><draw:text-box fo:min-height="0.041cm"><text:p text:style-name="P8">�</text:p></draw:text-box></draw:frame><text:span text:style-name="T1">T</text:span>, denoting the number of test cases.</text:p>
          </text:list-item>
          <text:list-item>
            <text:p text:style-name="P11">The first and only line of each test case contains three space-separated integers <draw:frame draw:style-name="fr1" draw:name="Quadro13" text:anchor-type="char" svg:width="0.041cm" draw:z-index="12"><draw:text-box fo:min-height="0.041cm"><text:p text:style-name="P8">�,�1,</text:p></draw:text-box></draw:frame><text:span text:style-name="T1">L</text:span><text:span text:style-name="T4">,</text:span><text:span text:style-name="T1">V</text:span>1<text:span text:style-name="T4">​,</text:span> and <draw:frame draw:style-name="fr1" draw:name="Quadro14" text:anchor-type="char" svg:width="0.041cm" draw:z-index="13"><draw:text-box fo:min-height="0.041cm"><text:p text:style-name="P8">�2</text:p></draw:text-box></draw:frame><text:span text:style-name="T1">V</text:span>2<text:span text:style-name="T4">​</text:span> — the length of the racetrack, the tortoise's speed, and the hare's speed.</text:p>
          </text:list-item>
        </text:list>
        <text:h text:style-name="P2" text:outline-level="3">Output Format</text:h>
        <text:p text:style-name="P9">For each test case, output on a new line the longest time the hare can wait, while still being able to win the race.</text:p>
        <text:h text:style-name="P2" text:outline-level="3">Constraints</text:h>
        <text:list xml:id="list1914014461" text:style-name="L3">
          <text:list-item>
            <text:p text:style-name="P12"><draw:frame draw:style-name="fr1" draw:name="Quadro15" text:anchor-type="char" svg:width="0.041cm" draw:z-index="14"><draw:text-box fo:min-height="0.041cm"><text:p text:style-name="P8">1≤�≤104</text:p></draw:text-box></draw:frame>1≤<text:span text:style-name="T3">T</text:span>≤10<text:span text:style-name="T2">4</text:span></text:p>
          </text:list-item>
          <text:list-item>
            <text:p text:style-name="P12"><draw:frame draw:style-name="fr1" draw:name="Quadro16" text:anchor-type="char" svg:width="0.041cm" draw:z-index="15"><draw:text-box fo:min-height="0.041cm"><text:p text:style-name="P8">1≤�≤1000</text:p></draw:text-box></draw:frame>1≤<text:span text:style-name="T3">L</text:span>≤1000</text:p>
          </text:list-item>
          <text:list-item>
            <text:p text:style-name="P12"><draw:frame draw:style-name="fr1" draw:name="Quadro17" text:anchor-type="char" svg:width="0.041cm" draw:z-index="16"><draw:text-box fo:min-height="0.041cm"><text:p text:style-name="P8">1≤�1&lt;�2≤1000</text:p></draw:text-box></draw:frame>1≤<text:span text:style-name="T3">V</text:span><text:span text:style-name="T2">1</text:span>​&lt;<text:span text:style-name="T3">V</text:span><text:span text:style-name="T2">2</text:span>​≤1000</text:p>
          </text:list-item>
        </text:list>
        <text:h text:style-name="P2" text:outline-level="3">Sample 1:</text:h>
        <text:p text:style-name="P13">Input</text:p>
        <text:p text:style-name="P13">Output</text:p>
        <text:p text:style-name="P4">5</text:p>
        <text:p text:style-name="P5">10 2 3</text:p>
        <text:p text:style-name="P5">10 2 4</text:p>
        <text:p text:style-name="P5">15 3 5</text:p>
        <text:p text:style-name="P5">8 1 20</text:p>
        <text:p text:style-name="P5">14 5 6</text:p>
        <text:p text:style-name="P4">0</text:p>
        <text:p text:style-name="P5">1</text:p>
        <text:p text:style-name="P5">1</text:p>
        <text:p text:style-name="P5">6</text:p>
        <text:p text:style-name="P5">-1</text:p>
        <text:h text:style-name="P3" text:outline-level="3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1T09:13:41.915000000</dc:date>
    <meta:editing-duration>PT54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49" meta:word-count="298" meta:character-count="1685" meta:non-whitespace-character-count="1215"/>
  </office:meta>
</office:document-meta>
</file>